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0f98a8" officeooo:paragraph-rsid="000f98a8" style:font-size-asian="12pt" style:font-name-complex="Times New Roman"/>
    </style:style>
    <style:style style:name="P5" style:family="paragraph" style:parent-style-name="Standard">
      <style:paragraph-properties fo:line-height="200%"/>
      <style:text-properties style:font-name="Times New Roman" fo:font-size="12pt" officeooo:rsid="000f98a8" officeooo:paragraph-rsid="00219fb7" style:font-size-asian="12pt" style:font-name-complex="Times New Roman"/>
    </style:style>
    <style:style style:name="P6" style:family="paragraph" style:parent-style-name="Standard">
      <style:paragraph-properties fo:line-height="200%"/>
      <style:text-properties style:font-name="Times New Roman" fo:font-size="12pt" officeooo:rsid="00247a52" officeooo:paragraph-rsid="00247a52" style:font-size-asian="12pt" style:font-name-complex="Times New Roman"/>
    </style:style>
    <style:style style:name="P7"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08deb1" officeooo:paragraph-rsid="0008deb1" style:font-size-asian="24pt"/>
    </style:style>
    <style:style style:name="P10" style:family="paragraph" style:parent-style-name="Text_20_body">
      <style:paragraph-properties fo:text-align="center" style:justify-single-word="false"/>
      <style:text-properties fo:font-size="24pt" officeooo:rsid="0008deb1" officeooo:paragraph-rsid="003f4290" style:font-size-asian="24pt"/>
    </style:style>
    <style:style style:name="P11" style:family="paragraph" style:parent-style-name="Text_20_body">
      <style:paragraph-properties fo:text-align="center" style:justify-single-word="false"/>
      <style:text-properties fo:font-size="24pt" officeooo:rsid="0028eac3" officeooo:paragraph-rsid="0028eac3" style:font-size-asian="24pt"/>
    </style:style>
    <style:style style:name="P12" style:family="paragraph" style:parent-style-name="Text_20_body">
      <style:paragraph-properties fo:text-align="center" style:justify-single-word="false"/>
      <style:text-properties fo:font-size="24pt" officeooo:rsid="00573480" officeooo:paragraph-rsid="00573480" style:font-size-asian="24pt"/>
    </style:style>
    <style:style style:name="P13" style:family="paragraph" style:parent-style-name="Text_20_body">
      <style:text-properties officeooo:paragraph-rsid="0008deb1"/>
    </style:style>
    <style:style style:name="P14" style:family="paragraph" style:parent-style-name="Text_20_body">
      <style:text-properties officeooo:rsid="0057e91b" officeooo:paragraph-rsid="0057e91b"/>
    </style:style>
    <style:style style:name="P15"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6cf82" style:font-size-asian="12pt" style:font-style-asian="normal" style:font-weight-asian="normal" style:font-style-complex="normal" style:font-weight-complex="normal"/>
    </style:style>
    <style:style style:name="P16"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611b03" officeooo:paragraph-rsid="0066a5dd" style:font-size-asian="12pt" style:font-style-asian="normal" style:font-weight-asian="normal" style:font-style-complex="normal" style:font-weight-complex="normal"/>
    </style:style>
    <style:style style:name="P17"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57e91b" style:font-size-asian="12pt" style:font-style-asian="normal" style:font-weight-asian="normal" style:font-style-complex="normal" style:font-weight-complex="normal"/>
    </style:style>
    <style:style style:name="P18"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9"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2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21" style:family="paragraph" style:parent-style-name="Standard">
      <style:paragraph-properties fo:margin-left="0cm" fo:margin-right="0cm" fo:line-height="200%" fo:text-align="justify" style:justify-single-word="false" fo:text-indent="0cm" style:auto-text-indent="false" fo:break-before="pag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22" style:family="paragraph" style:parent-style-name="Standard">
      <style:paragraph-properties fo:line-height="200%"/>
      <style:text-properties style:font-name="Times New Roman" fo:font-size="12pt" officeooo:rsid="0010a628" officeooo:paragraph-rsid="00712ada" style:font-size-asian="12pt" style:font-name-complex="Times New Roman"/>
    </style:style>
    <style:style style:name="P23" style:family="paragraph" style:parent-style-name="Standard">
      <style:paragraph-properties fo:margin-left="1.27cm" fo:margin-right="0cm" fo:line-height="200%" fo:text-indent="-1.27cm" style:auto-text-indent="false"/>
      <style:text-properties officeooo:paragraph-rsid="0008deb1"/>
    </style:style>
    <style:style style:name="P24" style:family="paragraph" style:parent-style-name="Standard">
      <style:paragraph-properties fo:margin-left="0cm" fo:margin-right="0cm" fo:line-height="200%" fo:text-align="justify" style:justify-single-word="false" fo:text-indent="1.27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25" style:family="paragraph" style:parent-style-name="Standard">
      <style:paragraph-properties fo:margin-left="0cm" fo:margin-right="0cm" fo:line-height="200%" fo:text-align="justify" style:justify-single-word="false" fo:text-indent="1.27cm" style:auto-text-indent="false"/>
      <style:text-properties style:font-name="Times New Roman" fo:font-size="12pt" fo:font-style="normal" fo:font-weight="normal" officeooo:rsid="006030e2" officeooo:paragraph-rsid="006e2937" style:font-size-asian="12pt" style:font-style-asian="normal" style:font-weight-asian="normal" style:font-name-complex="Times New Roman" style:font-style-complex="normal" style:font-weight-complex="normal"/>
    </style:style>
    <style:style style:name="P2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27" style:family="paragraph" style:parent-style-name="Heading_20_1">
      <style:paragraph-properties fo:line-height="200%"/>
      <style:text-properties officeooo:paragraph-rsid="000ef488"/>
    </style:style>
    <style:style style:name="P28"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29" style:family="paragraph" style:parent-style-name="Heading_20_1" style:master-page-name="Convert_20_2">
      <style:paragraph-properties style:page-number="1"/>
      <style:text-properties officeooo:paragraph-rsid="0008deb1"/>
    </style:style>
    <style:style style:name="P30" style:family="paragraph" style:parent-style-name="Heading_20_2">
      <style:paragraph-properties fo:line-height="200%"/>
      <style:text-properties style:font-name="Times New Roman" officeooo:paragraph-rsid="0008deb1" style:font-name-complex="Times New Roman"/>
    </style:style>
    <style:style style:name="P31" style:family="paragraph" style:parent-style-name="Heading_20_2">
      <style:paragraph-properties fo:line-height="200%"/>
      <style:text-properties style:font-name="Times New Roman" officeooo:paragraph-rsid="006d2877" style:font-name-complex="Times New Roman"/>
    </style:style>
    <style:style style:name="P32" style:family="paragraph" style:parent-style-name="Heading_20_2">
      <style:paragraph-properties fo:line-height="200%"/>
      <style:text-properties style:font-name="Times New Roman" officeooo:rsid="000f98a8" officeooo:paragraph-rsid="006fbdf7" style:font-name-complex="Times New Roman"/>
    </style:style>
    <style:style style:name="P33"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34"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35"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36"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37"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38"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39" style:family="paragraph" style:parent-style-name="Heading_20_2">
      <style:paragraph-properties fo:line-height="200%"/>
      <style:text-properties officeooo:paragraph-rsid="00521b8d"/>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style:font-name="Times New Roman" fo:font-size="12pt" officeooo:rsid="0010a628" style:font-size-asian="12pt" style:font-name-complex="Times New Roman"/>
    </style:style>
    <style:style style:name="T25" style:family="text">
      <style:text-properties style:font-name="Times New Roman" fo:font-size="12pt" officeooo:rsid="00431d11" style:font-size-asian="12pt" style:font-name-complex="Times New Roman"/>
    </style:style>
    <style:style style:name="T26" style:family="text">
      <style:text-properties style:font-name="Times New Roman" fo:font-size="12pt" officeooo:rsid="0011781a" style:font-size-asian="12pt" style:font-name-complex="Times New Roman"/>
    </style:style>
    <style:style style:name="T27" style:family="text">
      <style:text-properties officeooo:rsid="000c8a4a"/>
    </style:style>
    <style:style style:name="T28" style:family="text">
      <style:text-properties officeooo:rsid="000e5072"/>
    </style:style>
    <style:style style:name="T29" style:family="text">
      <style:text-properties officeooo:rsid="000ef488"/>
    </style:style>
    <style:style style:name="T30" style:family="text">
      <style:text-properties officeooo:rsid="000f0e15"/>
    </style:style>
    <style:style style:name="T31" style:family="text">
      <style:text-properties officeooo:rsid="0015157d"/>
    </style:style>
    <style:style style:name="T32" style:family="text">
      <style:text-properties officeooo:rsid="001a670f"/>
    </style:style>
    <style:style style:name="T33" style:family="text">
      <style:text-properties officeooo:rsid="001ff118"/>
    </style:style>
    <style:style style:name="T34" style:family="text">
      <style:text-properties officeooo:rsid="00247a52"/>
    </style:style>
    <style:style style:name="T35" style:family="text">
      <style:text-properties officeooo:rsid="003f4290"/>
    </style:style>
    <style:style style:name="T36" style:family="text">
      <style:text-properties officeooo:rsid="00521b8d"/>
    </style:style>
    <style:style style:name="T37" style:family="text">
      <style:text-properties officeooo:rsid="00573480"/>
    </style:style>
    <style:style style:name="T38" style:family="text">
      <style:text-properties fo:color="#008000"/>
    </style:style>
    <style:style style:name="T39" style:family="text">
      <style:text-properties fo:color="#008000" officeooo:rsid="000c8a4a"/>
    </style:style>
    <style:style style:name="T40" style:family="text">
      <style:text-properties fo:color="#008000" officeooo:rsid="005e9482"/>
    </style:style>
    <style:style style:name="T41" style:family="text">
      <style:text-properties fo:color="#008000" officeooo:rsid="0062fc97"/>
    </style:style>
    <style:style style:name="T42" style:family="text">
      <style:text-properties fo:color="#008000" officeooo:rsid="006417a1"/>
    </style:style>
    <style:style style:name="T43" style:family="text">
      <style:text-properties fo:color="#008000" officeooo:rsid="00659d9a"/>
    </style:style>
    <style:style style:name="T44" style:family="text">
      <style:text-properties fo:color="#008000" officeooo:rsid="006fbdf7"/>
    </style:style>
    <style:style style:name="T45" style:family="text">
      <style:text-properties fo:color="#000000"/>
    </style:style>
    <style:style style:name="T46" style:family="text">
      <style:text-properties fo:color="#000000" officeooo:rsid="005af922"/>
    </style:style>
    <style:style style:name="T47" style:family="text">
      <style:text-properties fo:color="#000000" officeooo:rsid="000c8a4a"/>
    </style:style>
    <style:style style:name="T48" style:family="text">
      <style:text-properties fo:color="#000000" officeooo:rsid="005e9482"/>
    </style:style>
    <style:style style:name="T49" style:family="text">
      <style:text-properties fo:color="#000000" officeooo:rsid="00604c23"/>
    </style:style>
    <style:style style:name="T50" style:family="text">
      <style:text-properties fo:color="#000000" officeooo:rsid="00659d9a"/>
    </style:style>
    <style:style style:name="T51" style:family="text">
      <style:text-properties fo:color="#000000" officeooo:rsid="0066cf82"/>
    </style:style>
    <style:style style:name="T52" style:family="text">
      <style:text-properties fo:color="#000000" officeooo:rsid="0068a601"/>
    </style:style>
    <style:style style:name="T53" style:family="text">
      <style:text-properties fo:color="#000000" officeooo:rsid="006dc035"/>
    </style:style>
    <style:style style:name="T54" style:family="text">
      <style:text-properties fo:color="#000000" officeooo:rsid="006ea798"/>
    </style:style>
    <style:style style:name="T55" style:family="text">
      <style:text-properties fo:color="#000000" officeooo:rsid="006fbdf7"/>
    </style:style>
    <style:style style:name="T56" style:family="text">
      <style:text-properties fo:color="#000000" fo:font-style="normal" fo:font-weight="normal" officeooo:rsid="006030e2" style:font-style-asian="normal" style:font-weight-asian="normal" style:font-style-complex="normal" style:font-weight-complex="normal"/>
    </style:style>
    <style:style style:name="T57" style:family="text">
      <style:text-properties fo:color="#000000" fo:font-style="normal" fo:font-weight="normal" officeooo:rsid="00604c23" style:font-style-asian="normal" style:font-weight-asian="normal" style:font-style-complex="normal" style:font-weight-complex="normal"/>
    </style:style>
    <style:style style:name="T58" style:family="text">
      <style:text-properties fo:color="#000000" fo:font-style="normal" fo:font-weight="normal" officeooo:rsid="00712ada" style:font-style-asian="normal" style:font-weight-asian="normal" style:font-style-complex="normal" style:font-weight-complex="normal"/>
    </style:style>
    <style:style style:name="T59" style:family="text">
      <style:text-properties fo:color="#ff0000" officeooo:rsid="0066a5dd"/>
    </style:style>
    <style:style style:name="T60" style:family="text">
      <style:text-properties officeooo:rsid="006d2877"/>
    </style:style>
    <style:style style:name="T61" style:family="text">
      <style:text-properties officeooo:rsid="006fbdf7"/>
    </style:style>
    <style:style style:name="T62" style:family="text">
      <style:text-properties officeooo:rsid="00431d11"/>
    </style:style>
    <style:style style:name="T63" style:family="text">
      <style:text-properties officeooo:rsid="0011781a"/>
    </style:style>
    <style:style style:name="T64" style:family="text">
      <style:text-properties officeooo:rsid="00712ada"/>
    </style:style>
    <style:style style:name="T65" style:family="text"/>
    <style:style style:name="T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ftware Requirements Specification</text:p>
      <text:p text:style-name="P8"/>
      <text:p text:style-name="P8">Version 1.0</text:p>
      <text:p text:style-name="P10"><text:span text:style-name="T35">18</text:span> Marzo 2017</text:p>
      <text:p text:style-name="P8"/>
      <text:p text:style-name="P9"><text:span text:style-name="T37">Diagnostica dei sistemi fisici</text:span> </text:p>
      <text:p text:style-name="P8"/>
      <text:p text:style-name="P11">Software Engineering</text:p>
      <text:p text:style-name="P8"/>
      <text:p text:style-name="P12">Simone Merello</text:p>
      <text:p text:style-name="P12">m.3940125</text:p>
      <text:p text:style-name="P8"/>
      <text:p text:style-name="P8"/>
      <text:p text:style-name="P8"/>
      <text:p text:style-name="P8"/>
      <text:p text:style-name="P8"/>
      <text:p text:style-name="P8"/>
      <text:p text:style-name="P8"/>
      <text:p text:style-name="P8"><text:soft-page-break/></text:p>
      <text:h text:style-name="P29" text:outline-level="1"><text:span text:style-name="T1">1.0. Introdu</text:span><text:span text:style-name="T3">ction</text:span><text:span text:style-name="T2"><office:annotation><dc:creator>Unknown Author</dc:creator><dc:date>2017-03-08T15:21:49</dc:date><text:p text:style-name="P40"><text:span text:style-name="T66">The introduction of the SRS should provide an overview of the entire SRS. It should contain the following subsection: 1) Purpose; 2) Scope; 3) Definitions, acronyms, and abbreviations; 4) References; 5) Overview.</text:span></text:p></office:annotation></text:span></text:h>
      <text:h text:style-name="P30" text:outline-level="2"><text:bookmark-start text:name="__RefHeading___Toc77487622"/>1.1. <text:span text:style-name="T29">Purpose</text:span><text:span text:style-name="T29"><office:annotation><dc:creator>Unknown Author</dc:creator><dc:date>2017-03-08T15:30:53</dc:date><text:p text:style-name="P40"><text:span text:style-name="T66">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30" text:outline-level="2"><text:bookmark-start text:name="__RefHeading___Toc77487623"/>1.2. <text:span text:style-name="T27">Scope of the Project</text:span><office:annotation><dc:creator>Unknown Author</dc:creator><dc:date>2017-03-08T15:31:38</dc:date><text:p text:style-name="P40"><text:span text:style-name="T6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5"><text:span text:style-name="T27">Lo scopo del progetto è quello di creare un prototipo di </text:span><text:span text:style-name="T39">software</text:span><text:span text:style-name="T27"> di diagnostica dei sistemi fisici. Il </text:span><text:span text:style-name="T39">software</text:span><text:span text:style-name="T27"> permetterà ad un manutentore o ad un responsabile di un impianto generico di creare </text:span><text:span text:style-name="T53">delle regole di elaborazione al fine di utilizzarle</text:span><text:span text:style-name="T47"> a bordo degli impianti monitorati</text:span><text:span text:style-name="T39"> o con dati dell’impianto precedentemente memorizzati </text:span><text:span text:style-name="T55">con lo scopo di</text:span><text:span text:style-name="T51"> ottenere informazioni su </text:span><text:span text:style-name="T54">tale impianto</text:span><text:span text:style-name="T46">.</text:span></text:p>
      <text:p text:style-name="P24"><text:span text:style-name="T46"><text:s/></text:span><text:span text:style-name="T48">L’utilizzatore del software </text:span><text:span text:style-name="T51">avr</text:span><text:span text:style-name="T52">à</text:span><text:span text:style-name="T51"> la possibilità</text:span><text:span text:style-name="T46"> di raccogliere dati </text:span><text:span text:style-name="T48">elaborati secondo </text:span><text:span text:style-name="T53">le</text:span><text:span text:style-name="T48"> regole da lui scritte</text:span><text:span text:style-name="T46"> che altrimenti sarebbero disponibili </text:span><text:span text:style-name="T54">solo</text:span><text:span text:style-name="T48"> nella loro forma </text:span><text:span text:style-name="T54">grezza di segnali</text:span><text:span text:style-name="T48">.</text:span></text:p>
      <text:p text:style-name="P16"><text:span text:style-name="T49">I</text:span><text:span text:style-name="T45">l manutentore / responsabile d’impianto </text:span><text:span text:style-name="T50">utilizzerà il </text:span><text:span text:style-name="T43">software</text:span><text:span text:style-name="T45"> con lo scopo di: ottenere dati già elaborati </text:span><text:span text:style-name="T59">(Data manipulation)</text:span><text:span text:style-name="T45">, </text:span><text:span text:style-name="T38">generare allarmi in caso di malfunzionamenti dell’impianto </text:span><text:span text:style-name="T59">(state detection)</text:span><text:span text:style-name="T38">, </text:span><text:span text:style-name="T41">valutare lo stato di salute dell’impianto </text:span><text:span text:style-name="T59">(Healt ass)</text:span><text:span text:style-name="T41">, </text:span><text:span text:style-name="T42">prev</text:span><text:span text:style-name="T43">edere stato di salute futura dell’impianto </text:span><text:span text:style-name="T59">(prognostic ass)</text:span><text:span text:style-name="T43"> ed avere consigli sulle operazioni di manutenzione da effettuare </text:span><text:span text:style-name="T59">(advisory generator)</text:span></text:p>
      <text:p text:style-name="P20"><text:span text:style-name="T48">Il </text:span><text:span text:style-name="T40">software</text:span><text:span text:style-name="T48"> dovrà operare</text:span><text:span text:style-name="T47"> in rispetto della normativa ISO 13374-2, </text:span><text:span text:style-name="T48">che disciplina come devono essere fatti i processi diagnostici</text:span></text:p>
      <text:p text:style-name="P21"><text:span text:style-name="T48"/></text:p>
      <text:h text:style-name="P30" text:outline-level="2"><text:bookmark-start text:name="__RefHeading___Toc77487624"/>1.3. <text:span text:style-name="T28">Defition, Acronyms and Abbreviations</text:span><text:span text:style-name="T28"><office:annotation><dc:creator>Unknown Author</dc:creator><dc:date>2017-03-08T16:05:18</dc:date><text:p text:style-name="P40"><text:span text:style-name="T66">This subsection should provide the deÞnitions of all terms, acronyms, and abbreviations required to properly</text:span></text:p><text:p text:style-name="P40"><text:span text:style-name="T66">interpret the SRS. This information may be provided by reference to one or more appendixes in the SRS or</text:span></text:p><text:p text:style-name="P40"><text:span text:style-name="T66">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17"/>
          </table:table-cell>
          <table:table-cell table:style-name="Table1.B1" office:value-type="string">
            <text:p text:style-name="P14"/>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0" text:outline-level="2"><text:bookmark-start text:name="__RefHeading___Toc77487625"/>1.4. <text:span text:style-name="T30">References</text:span><text:span text:style-name="T30"><office:annotation><dc:creator>Unknown Author</dc:creator><dc:date>2017-03-08T16:06:21</dc:date><text:p text:style-name="P40"><text:span text:style-name="T66">This subsection should</text:span></text:p><text:p text:style-name="P40"><text:span text:style-name="T66">a) Provide a complete list of all documents referenced elsewhere in the SRS;</text:span></text:p><text:p text:style-name="P40"><text:span text:style-name="T66">b) Identify each document by title, report number (if applicable), date, and publishing organization;</text:span></text:p><text:p text:style-name="P40"><text:span text:style-name="T66">c) Specify the sources from which the references can be obtained. This information may be provided by reference to an appendix or to another document.</text:span></text:p></office:annotation></text:span><text:bookmark-end text:name="__RefHeading___Toc77487625"/></text:h>
      <text:p text:style-name="P23"><text:span text:style-name="T7">IEEE. </text:span><text:span text:style-name="T12">IEEE Std 830-1998 IEEE Recommended Practice for Software Requirements Specifications.</text:span><text:span text:style-name="T7"> IEEE Computer Society, 1998.</text:span></text:p>
      <text:p text:style-name="P18">ISO 13374-2 <text:span text:style-name="T60">International Standard Organization, Condition monitoring and</text:span></text:p>
      <text:p text:style-name="P19">diagnostics of machines 2004-09-11</text:p>
      <text:h text:style-name="P31"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text:span><text:soft-page-break/><text:span text:style-name="T15">prevalentemente per gli sviluppatori, e descrive in termini tecnici i dettagli e le funzionalità del prodotto. Entrambe le sezioni descrivono il software integralmente, ma utilizzano diversi linguaggi e sono pensati per diverse audiences. </text:span></text:p>
      <text:h text:style-name="P27" text:outline-level="1"><text:span text:style-name="T19">2.0. Overall Description</text:span><text:span text:style-name="T7"><office:annotation><dc:creator>Unknown Author</dc:creator><dc:date>2017-03-08T17:23:12</dc:date><text:p text:style-name="P40"><text:span text:style-name="T67">This section of the SRS should describe the general factors that affect the product and its requirements. This</text:span></text:p><text:p text:style-name="P40"><text:span text:style-name="T67">section does not state speciÞc requirements. Instead, it provides a background for those requirements, which</text:span></text:p><text:p text:style-name="P40"><text:span text:style-name="T67">are deÞned in detail in Section 3 of the SRS, and makes them easier to understand.</text:span></text:p><text:p text:style-name="P40"><text:span text:style-name="T67">This section usually consists of six subsections, as follows:</text:span></text:p><text:p text:style-name="P40"><text:span text:style-name="T67">a) Product perspective;</text:span></text:p><text:p text:style-name="P40"><text:span text:style-name="T67">b) Product functions;</text:span></text:p><text:p text:style-name="P40"><text:span text:style-name="T67">c) User characteristics;</text:span></text:p><text:p text:style-name="P40"><text:span text:style-name="T67">d) Constraints;</text:span></text:p><text:p text:style-name="P40"><text:span text:style-name="T67">e) Assumption and dependencies;</text:span></text:p><text:p text:style-name="P40"><text:span text:style-name="T67">f) <text:s/>Apportioning of requirements.</text:span></text:p></office:annotation></text:span></text:h>
      <text:h text:style-name="P32" text:outline-level="2"><text:span text:style-name="T7">2.1. Product Perspective</text:span><text:span text:style-name="T7"><office:annotation><dc:creator>Unknown Author</dc:creator><dc:date>2017-03-08T17:29:02</dc:date><text:p text:style-name="P40"><text:span text:style-name="T66">This subsection of the SRS should put the product into perspective with other related products. If the product</text:span></text:p><text:p text:style-name="P40"><text:span text:style-name="T66">is independent and totally self-contained, it should be so stated here. If the SRS deÞnes a product that is a</text:span></text:p><text:p text:style-name="P40"><text:span text:style-name="T66">component of a larger system, as frequently occurs, then this subsection should relate the requirements of</text:span></text:p><text:p text:style-name="P40"><text:span text:style-name="T66">that larger system to functionality of the software and should identify interfaces between that system and the</text:span></text:p><text:p text:style-name="P40"><text:span text:style-name="T66">software.</text:span></text:p><text:p text:style-name="P40"><text:span text:style-name="T66">A block diagram showing the major components of the larger system, interconnections, and external interfaces can be helpful.</text:span></text:p><text:p text:style-name="P40"><text:span text:style-name="T66">This subsection should also describe how the software operates inside various constraints. For example,</text:span></text:p><text:p text:style-name="P40"><text:span text:style-name="T66">these constraints could include</text:span></text:p><text:p text:style-name="P40"><text:span text:style-name="T66">a) System interfaces;</text:span></text:p><text:p text:style-name="P40"><text:span text:style-name="T66">b) User interfaces;</text:span></text:p><text:p text:style-name="P40"><text:span text:style-name="T66">c) Hardware interfaces;</text:span></text:p><text:p text:style-name="P40"><text:span text:style-name="T66">d) Software interfaces;</text:span></text:p><text:p text:style-name="P40"><text:span text:style-name="T66">e) Communications interfaces;</text:span></text:p><text:p text:style-name="P40"><text:span text:style-name="T66">f) Memory;</text:span></text:p><text:p text:style-name="P40"><text:span text:style-name="T66">g) Operations;</text:span></text:p><text:p text:style-name="P40"><text:span text:style-name="T66">h) Site adaptation requirements.</text:span></text:p></office:annotation></text:span></text:h>
      <text:p text:style-name="P22">Il sistema sarà composto <text:span text:style-name="T62">da</text:span> un portale web <text:span text:style-name="T62">(WEB PORTAL)</text:span>,<text:span text:style-name="T63"> e da un software </text:span><text:span text:style-name="T44">interagente con il sistema dell’impianto</text:span><text:span text:style-name="T63">.</text:span></text:p>
      <text:p text:style-name="P22"><text:span text:style-name="T64">Il </text:span><text:span text:style-name="T56">manutentore / responsabile d’impianto </text:span><text:span text:style-name="T58">utilizzerà il portale web</text:span><text:span text:style-name="T56"> delle regole secondo il quale elaborare </text:span><text:span text:style-name="T58">i</text:span><text:span text:style-name="T56"> dati </text:span><text:span text:style-name="T58">forniti dall’impianto</text:span><text:span text:style-name="T56">, </text:span><text:span text:style-name="T58">unendo in sequenza</text:span><text:span text:style-name="T57"> operatori elementari </text:span><text:span text:style-name="T58">messi a disposizione del sistema</text:span></text:p>
      <text:h text:style-name="P33" text:outline-level="2">2.<text:span text:style-name="T31">2</text:span>. Product <text:span text:style-name="T31">Functions</text:span><text:span text:style-name="T31"><office:annotation><dc:creator>Unknown Author</dc:creator><dc:date>2017-03-09T15:02:54</dc:date><text:p text:style-name="P41"><text:span text:style-name="T66">This subsection of the SRS should provide a summary of the major functions that the software will perform.</text:span></text:p><text:p text:style-name="P41"><text:span text:style-name="T66">For example, an SRS for an accounting program may use this part to address customer account maintenance,</text:span></text:p><text:p text:style-name="P41"><text:span text:style-name="T66">customer statement, and invoice preparation without mentioning the vast amount of detail that each of those</text:span></text:p><text:p text:style-name="P41"><text:span text:style-name="T66">functions requires.</text:span></text:p><text:p text:style-name="P41"><text:span text:style-name="T66">Sometimes the function summary that is necessary for this part can be taken directly from the section of the</text:span></text:p><text:p text:style-name="P41"><text:span text:style-name="T66">higher-level speciÞcation (if one exists) that allocates particular functions to the software product. Note that</text:span></text:p><text:p text:style-name="P41"><text:span text:style-name="T66">for the sake of clarity:</text:span></text:p><text:p text:style-name="P41"><text:span text:style-name="T66">a) The functions should be organized in a way that makes the list of functions understandable to the</text:span></text:p><text:p text:style-name="P41"><text:span text:style-name="T66">customer or to anyone else reading the document for the first time.</text:span></text:p><text:p text:style-name="P41"><text:span text:style-name="T66">2) Textual or graphical methods can be used to show the different functions and their relationships.</text:span></text:p><text:p text:style-name="P41"><text:span text:style-name="T66">Such a diagram is not intended to show a design of a product, but simply shows the logical relationships among variables.</text:span></text:p></office:annotation></text:span></text:h>
      <text:p text:style-name="P25"><text:span text:style-name="T45"><text:s/></text:span></text:p>
      <text:h text:style-name="P34" text:outline-level="2">2.<text:span text:style-name="T32">3</text:span>. <text:span text:style-name="T32">User Characteristics</text:span><text:span text:style-name="T32"><office:annotation><dc:creator>Unknown Author</dc:creator><dc:date>2017-03-09T15:04:21</dc:date><text:p text:style-name="P41"><text:span text:style-name="T66">This subsection of the SRS should describe those general characteristics of the intended users of the product</text:span></text:p><text:p text:style-name="P41"><text:span text:style-name="T66">including educational level, experience, and technical expertise. It should not be used to state specific requirements, but rather should provide the reasons why certain specific requirements are later specified in Section 3 of the SRS.</text:span></text:p></office:annotation></text:span></text:h>
      <text:h text:style-name="P35" text:outline-level="2">2.<text:span text:style-name="T33">4</text:span>. <text:span text:style-name="T33">Constraints</text:span><text:span text:style-name="T33"><office:annotation><dc:creator>Unknown Author</dc:creator><dc:date>2017-03-09T15:19:48</dc:date><text:p text:style-name="P41"><text:span text:style-name="T66">This subsection of the SRS should provide a general description of any other items that will limit the devel-</text:span></text:p><text:p text:style-name="P41"><text:span text:style-name="T66">operÕs options. These include</text:span></text:p><text:p text:style-name="P41"><text:span text:style-name="T66">a)Regulatory policies;</text:span></text:p><text:p text:style-name="P41"><text:span text:style-name="T66">b)Hardware limitations (e.g., </text:span></text:p><text:p text:style-name="P41"><text:span text:style-name="T66">signal timing requirements);</text:span></text:p><text:p text:style-name="P41"><text:span text:style-name="T66">c) Interfaces to other applications;</text:span></text:p><text:p text:style-name="P41"><text:span text:style-name="T66">d) Parallel operation;</text:span></text:p><text:p text:style-name="P41"><text:span text:style-name="T66">e) Audit functions;</text:span></text:p><text:p text:style-name="P41"><text:span text:style-name="T66">f) Control functions;</text:span></text:p><text:p text:style-name="P41"><text:span text:style-name="T66">h) Higher-order language requirements;</text:span></text:p><text:p text:style-name="P41"><text:span text:style-name="T66">g) Signal handshake protocols (e.g., XON-XOFF, ACK-NACK);</text:span></text:p><text:p text:style-name="P41"><text:span text:style-name="T66">h) Reliability requirements;</text:span></text:p><text:p text:style-name="P41"><text:span text:style-name="T66">j) Criticality of the application;</text:span></text:p><text:p text:style-name="P41"><text:span text:style-name="T66">k) Safety and security considerations.</text:span></text:p></office:annotation></text:span></text:h>
      <text:p text:style-name="P5"/>
      <text:h text:style-name="P28"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41"><text:span text:style-name="T66">This section of the SRS should contain all of the software requirements to a level of detail sufficient to</text:span></text:p><text:p text:style-name="P41"><text:span text:style-name="T66">enable designers to design a system to satisfy those requirements, and testers to test that the system satisfies</text:span></text:p><text:p text:style-name="P41"><text:span text:style-name="T66">those requirements. Throughout this section, every stated requirement should be externally perceivable by</text:span></text:p><text:p text:style-name="P41"><text:span text:style-name="T66">users, operators, or other external systems. These requirements should include at a minimum a description of</text:span></text:p><text:p text:style-name="P41"><text:span text:style-name="T66">every input (stimulus) into the system, every output (response) from the system, and all functions performed</text:span></text:p><text:p text:style-name="P41"><text:span text:style-name="T66">by the system in response to an input or in support of an output. As this is often the largest and most important part of the SRS, the following principles apply:</text:span></text:p><text:p text:style-name="P41"><text:span text:style-name="T66">a) Specific requirements should be stated in conformance with all the characteristics described in 3.</text:span></text:p><text:p text:style-name="P41"><text:span text:style-name="T66">2) Specific requirements should be cross-referenced to earlier documents that relate.</text:span></text:p><text:p text:style-name="P41"><text:span text:style-name="T66">3) All requirements should be uniquely identifiable.</text:span></text:p><text:p text:style-name="P41"><text:span text:style-name="T66">4) Careful attention should be given to organizing the requirements to maximize rea</text:span></text:p><text:p text:style-name="P41"><text:span text:style-name="T66">dability.</text:span></text:p></office:annotation></text:span></text:h>
      <text:p text:style-name="P4"/>
      <text:h text:style-name="P36" text:outline-level="2"><text:span text:style-name="T34">3</text:span>.<text:span text:style-name="T34">1</text:span>. <text:span text:style-name="T34">External Interfaces</text:span><text:span text:style-name="T34"><office:annotation><dc:creator>Unknown Author</dc:creator><dc:date>2017-03-09T15:45:37</dc:date><text:p text:style-name="P41"><text:span text:style-name="T66">This should be a detailed description of all inputs into and outputs from the software system. It should</text:span></text:p><text:p text:style-name="P41"><text:span text:style-name="T66">complement the interface descriptions in 2 and should not repeat information there.</text:span></text:p></office:annotation></text:span></text:h>
      <text:p text:style-name="P6"><text:tab/></text:p>
      <text:p text:style-name="P6"/>
      <text:h text:style-name="P37" text:outline-level="2"><text:soft-page-break/><text:span text:style-name="T34">3</text:span>.<text:span text:style-name="T34">2</text:span>. <text:span text:style-name="T34">Functions</text:span><text:span text:style-name="T34"><office:annotation><dc:creator>Unknown Author</dc:creator><dc:date>2017-03-09T15:46:51</dc:date><text:p text:style-name="P41"><text:span text:style-name="T66">Functional requirements should define the fundamental actions that must take place in the software in</text:span></text:p><text:p text:style-name="P41"><text:span text:style-name="T66">accepting and processing the inputs and in processing and generating the outputs. These are generally listed</text:span></text:p><text:p text:style-name="P41"><text:span text:style-name="T66">as “shall” statements starting with “The system shall”</text:span></text:p><text:p text:style-name="P41"><text:span text:style-name="T66">These include</text:span></text:p><text:p text:style-name="P41"><text:span text:style-name="T66">a) Validity checks on the inputs</text:span></text:p><text:p text:style-name="P41"><text:span text:style-name="T66">2) Exact sequence of operations</text:span></text:p><text:p text:style-name="P41"><text:span text:style-name="T66">c) Responses to abnormal situations, including</text:span></text:p><text:p text:style-name="P41"><text:span text:style-name="T66"><text:s text:c="2"/></text:span><text:span text:style-name="T66">1) Overflow</text:span></text:p><text:p text:style-name="P41"><text:span text:style-name="T66"><text:s text:c="2"/></text:span><text:span text:style-name="T66">2) Communication facilities</text:span></text:p><text:p text:style-name="P41"><text:span text:style-name="T66"><text:s text:c="2"/></text:span><text:span text:style-name="T66">3) Error handling and recovery</text:span></text:p><text:p text:style-name="P41"><text:span text:style-name="T66">d) Effect of parameters</text:span></text:p><text:p text:style-name="P41"><text:span text:style-name="T66">e) Relationship of outputs to inputs, including</text:span></text:p><text:p text:style-name="P41"><text:span text:style-name="T66"><text:s text:c="2"/></text:span><text:span text:style-name="T66">1) Input/output sequences</text:span></text:p><text:p text:style-name="P41"><text:span text:style-name="T66"><text:s text:c="2"/></text:span><text:span text:style-name="T66">2) Formulas for input to output conversion</text:span></text:p></office:annotation></text:span></text:h>
      <text:p text:style-name="P7"/>
      <text:p text:style-name="P7"/>
      <text:p text:style-name="P7"/>
      <text:h text:style-name="P39" text:outline-level="2"><text:span text:style-name="T21">3</text:span><text:span text:style-name="T22">.</text:span><text:span text:style-name="T21">2</text:span><text:span text:style-name="T22">.</text:span><text:span text:style-name="T23">1 UC1: …..</text:span><text:span text:style-name="T20">.</text:span></text:h>
      <text:h text:style-name="P38" text:outline-level="2"><text:span text:style-name="T34">3</text:span>.<text:span text:style-name="T34">2</text:span>.<text:span text:style-name="T36">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4</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0T14:13:11.449166250</dc:date>
    <meta:editing-duration>PT11H4M18S</meta:editing-duration>
    <meta:editing-cycles>87</meta:editing-cycles>
    <meta:generator>LibreOffice/5.1.6.2$Linux_X86_64 LibreOffice_project/10m0$Build-2</meta:generator>
    <meta:document-statistic meta:table-count="1" meta:image-count="0" meta:object-count="0" meta:page-count="6" meta:paragraph-count="39" meta:word-count="447" meta:character-count="3132" meta:non-whitespace-character-count="2711"/>
  </office:meta>
</office:document-meta>
</file>